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맑은 고딕" svg:font-family="맑은 고딕" style:font-family-generic="modern" style:font-pitch="variable" svg:panose-1="2 11 5 3 2 0 0 2 0 4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  <style:text-properties fo:font-weight="bold" style:font-weight-asian="bold"/>
    </style:style>
    <style:style style:name="P3" style:parent-style-name="Standard" style:family="paragraph">
      <style:text-properties fo:font-weight="bold" style:font-weight-asian="bold"/>
    </style:style>
    <style:style style:name="P4" style:parent-style-name="Standard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5" style:parent-style-name="Standard" style:list-style-name="LFO2" style:family="paragraph"/>
    <style:style style:name="T6" style:parent-style-name="DefaultParagraphFont" style:family="text">
      <style:text-properties fo:font-weight="bold" style:font-weight-asian="bold"/>
    </style:style>
    <style:style style:name="T7" style:parent-style-name="DefaultParagraphFont" style:family="text">
      <style:text-properties fo:font-weight="bold" style:font-weight-asian="bold"/>
    </style:style>
    <style:style style:name="T8" style:parent-style-name="DefaultParagraphFont" style:family="text">
      <style:text-properties fo:font-weight="bold" style:font-weight-asian="bold"/>
    </style:style>
    <style:style style:name="T9" style:parent-style-name="DefaultParagraphFont" style:family="text">
      <style:text-properties fo:color="#4472C4"/>
    </style:style>
    <style:style style:name="T10" style:parent-style-name="DefaultParagraphFont" style:family="text">
      <style:text-properties fo:font-weight="bold" style:font-weight-asian="bold"/>
    </style:style>
    <style:style style:name="T11" style:parent-style-name="DefaultParagraphFont" style:family="text">
      <style:text-properties fo:color="#4472C4"/>
    </style:style>
    <style:style style:name="P12" style:parent-style-name="Standard" style:family="paragraph">
      <style:paragraph-properties fo:margin-left="0.5in">
        <style:tab-stops/>
      </style:paragraph-properties>
    </style:style>
    <style:style style:name="P13" style:parent-style-name="Standard" style:list-style-name="LFO2" style:family="paragraph"/>
    <style:style style:name="T14" style:parent-style-name="DefaultParagraphFont" style:family="text">
      <style:text-properties fo:font-weight="bold" style:font-weight-asian="bold"/>
    </style:style>
    <style:style style:name="T15" style:parent-style-name="DefaultParagraphFont" style:family="text">
      <style:text-properties fo:font-weight="bold" style:font-weight-asian="bold"/>
    </style:style>
    <style:style style:name="T16" style:parent-style-name="DefaultParagraphFont" style:family="text">
      <style:text-properties fo:color="#4472C4"/>
    </style:style>
    <style:style style:name="T17" style:parent-style-name="DefaultParagraphFont" style:family="text">
      <style:text-properties fo:color="#4472C4"/>
    </style:style>
    <style:style style:name="T18" style:parent-style-name="DefaultParagraphFont" style:family="text">
      <style:text-properties fo:color="#4472C4"/>
    </style:style>
    <style:style style:name="T19" style:parent-style-name="DefaultParagraphFont" style:family="text">
      <style:text-properties fo:font-weight="bold" style:font-weight-asian="bold"/>
    </style:style>
    <style:style style:name="T20" style:parent-style-name="DefaultParagraphFont" style:family="text">
      <style:text-properties fo:font-weight="bold" style:font-weight-asian="bold"/>
    </style:style>
    <style:style style:name="T21" style:parent-style-name="DefaultParagraphFont" style:family="text">
      <style:text-properties fo:font-weight="bold" style:font-weight-asian="bold"/>
    </style:style>
    <style:style style:name="P22" style:parent-style-name="Standard" style:family="paragraph">
      <style:paragraph-properties fo:margin-left="0.5in">
        <style:tab-stops/>
      </style:paragraph-properties>
    </style:style>
    <style:style style:name="P23" style:parent-style-name="Standard" style:list-style-name="LFO2" style:family="paragraph"/>
    <style:style style:name="T24" style:parent-style-name="DefaultParagraphFont" style:family="text">
      <style:text-properties fo:font-weight="bold" style:font-weight-asian="bold"/>
    </style:style>
    <style:style style:name="T25" style:parent-style-name="DefaultParagraphFont" style:family="text">
      <style:text-properties fo:font-weight="bold" style:font-weight-asian="bold"/>
    </style:style>
    <style:style style:name="T26" style:parent-style-name="DefaultParagraphFont" style:family="text">
      <style:text-properties fo:font-weight="bold" style:font-weight-asian="bold"/>
    </style:style>
    <style:style style:name="T27" style:parent-style-name="DefaultParagraphFont" style:family="text">
      <style:text-properties fo:color="#4472C4"/>
    </style:style>
    <style:style style:name="T28" style:parent-style-name="DefaultParagraphFont" style:family="text">
      <style:text-properties fo:color="#4472C4"/>
    </style:style>
    <style:style style:name="T29" style:parent-style-name="DefaultParagraphFont" style:family="text">
      <style:text-properties fo:color="#4472C4"/>
    </style:style>
    <style:style style:name="T30" style:parent-style-name="DefaultParagraphFont" style:family="text">
      <style:text-properties fo:font-weight="bold" style:font-weight-asian="bold"/>
    </style:style>
    <style:style style:name="T31" style:parent-style-name="DefaultParagraphFont" style:family="text">
      <style:text-properties fo:color="#4472C4"/>
    </style:style>
    <style:style style:name="T32" style:parent-style-name="DefaultParagraphFont" style:family="text">
      <style:text-properties fo:color="#4472C4"/>
    </style:style>
    <style:style style:name="T33" style:parent-style-name="DefaultParagraphFont" style:family="text">
      <style:text-properties fo:color="#4472C4"/>
    </style:style>
    <style:style style:name="T34" style:parent-style-name="DefaultParagraphFont" style:family="text">
      <style:text-properties fo:font-weight="bold" style:font-weight-asian="bold"/>
    </style:style>
    <style:style style:name="P35" style:parent-style-name="Standard" style:family="paragraph">
      <style:paragraph-properties fo:margin-left="0.25in">
        <style:tab-stops/>
      </style:paragraph-properties>
    </style:style>
    <style:style style:name="P36" style:parent-style-name="Standard" style:list-style-name="LFO2" style:family="paragraph"/>
    <style:style style:name="T37" style:parent-style-name="DefaultParagraphFont" style:family="text">
      <style:text-properties fo:font-weight="bold" style:font-weight-asian="bold"/>
    </style:style>
    <style:style style:name="T38" style:parent-style-name="DefaultParagraphFont" style:family="text">
      <style:text-properties fo:font-weight="bold" style:font-weight-asian="bold"/>
    </style:style>
    <style:style style:name="T39" style:parent-style-name="DefaultParagraphFont" style:family="text">
      <style:text-properties fo:color="#4472C4"/>
    </style:style>
    <style:style style:name="T40" style:parent-style-name="DefaultParagraphFont" style:family="text">
      <style:text-properties fo:color="#4472C4"/>
    </style:style>
    <style:style style:name="T41" style:parent-style-name="DefaultParagraphFont" style:family="text">
      <style:text-properties fo:color="#4472C4"/>
    </style:style>
    <style:style style:name="T42" style:parent-style-name="DefaultParagraphFont" style:family="text">
      <style:text-properties fo:font-weight="bold" style:font-weight-asian="bold"/>
    </style:style>
    <style:style style:name="T43" style:parent-style-name="DefaultParagraphFont" style:family="text">
      <style:text-properties fo:font-weight="bold" style:font-weight-asian="bold"/>
    </style:style>
    <style:style style:name="T44" style:parent-style-name="DefaultParagraphFont" style:family="text">
      <style:text-properties fo:font-weight="bold" style:font-weight-asian="bold"/>
    </style:style>
    <style:style style:name="T45" style:parent-style-name="DefaultParagraphFont" style:family="text">
      <style:text-properties fo:color="#4472C4"/>
    </style:style>
    <style:style style:name="P46" style:parent-style-name="Standard" style:family="paragraph">
      <style:paragraph-properties fo:text-align="center"/>
      <style:text-properties fo:font-weight="bold" style:font-weight-asian="bold"/>
    </style:style>
    <style:style style:name="P47" style:parent-style-name="Standard" style:family="paragraph">
      <style:paragraph-properties fo:text-align="center"/>
      <style:text-properties fo:font-weight="bold" style:font-weight-asian="bold"/>
    </style:style>
    <style:style style:name="P48" style:parent-style-name="Standard" style:list-style-name="LFO1" style:family="paragraph">
      <style:text-properties fo:font-weight="bold" style:font-weight-asian="bold"/>
    </style:style>
    <style:style style:name="P49" style:parent-style-name="Standard" style:family="paragraph">
      <style:paragraph-properties fo:margin-left="0.25in">
        <style:tab-stops/>
      </style:paragraph-properties>
    </style:style>
    <style:style style:name="T50" style:parent-style-name="DefaultParagraphFont" style:family="text">
      <style:text-properties style:language-asian="ko" style:country-asian="KR"/>
    </style:style>
    <style:style style:name="T51" style:parent-style-name="DefaultParagraphFont" style:family="text">
      <style:text-properties style:language-asian="ko" style:country-asian="KR"/>
    </style:style>
    <style:style style:name="T52" style:parent-style-name="DefaultParagraphFont" style:family="text">
      <style:text-properties fo:color="#4472C4" style:language-asian="ko" style:country-asian="KR"/>
    </style:style>
    <style:style style:name="T53" style:parent-style-name="DefaultParagraphFont" style:family="text">
      <style:text-properties fo:color="#4472C4" style:language-asian="ko" style:country-asian="KR"/>
    </style:style>
    <style:style style:name="P54" style:parent-style-name="Standard" style:family="paragraph">
      <style:paragraph-properties fo:margin-left="0.5in">
        <style:tab-stops/>
      </style:paragraph-properties>
    </style:style>
    <style:style style:name="P55" style:parent-style-name="Standard" style:list-style-name="LFO1" style:family="paragraph">
      <style:text-properties fo:font-weight="bold" style:font-weight-asian="bold"/>
    </style:style>
    <style:style style:name="P56" style:parent-style-name="Normal" style:family="paragraph">
      <style:paragraph-properties fo:margin-left="0.25in">
        <style:tab-stops/>
      </style:paragraph-properties>
    </style:style>
    <style:style style:name="P57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8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ko" style:country-asian="KR" style:language-complex="ar" style:country-complex="SA"/>
    </style:style>
    <style:style style:name="P59" style:parent-style-name="Normal" style:family="paragraph">
      <style:paragraph-properties fo:margin-left="0.25in">
        <style:tab-stops/>
      </style:paragraph-properties>
    </style:style>
    <style:style style:name="T60" style:parent-style-name="HTMLTypewriter" style:family="text">
      <style:text-properties style:font-name-asian="맑은 고딕"/>
    </style:style>
    <style:style style:name="T61" style:parent-style-name="DefaultParagraphFont" style:family="text">
      <style:text-properties style:text-position="super 66.6%"/>
    </style:style>
    <style:style style:name="T62" style:parent-style-name="DefaultParagraphFont" style:family="text">
      <style:text-properties fo:color="#4472C4"/>
    </style:style>
    <style:style style:name="T63" style:parent-style-name="DefaultParagraphFont" style:family="text">
      <style:text-properties fo:color="#4472C4"/>
    </style:style>
    <style:style style:name="T64" style:parent-style-name="DefaultParagraphFont" style:family="text">
      <style:text-properties fo:color="#4472C4"/>
    </style:style>
    <style:style style:name="P65" style:parent-style-name="Normal" style:family="paragraph">
      <style:paragraph-properties fo:margin-left="0.25in">
        <style:tab-stops/>
      </style:paragraph-properties>
    </style:style>
    <style:style style:name="P66" style:parent-style-name="Standard" style:list-style-name="LFO1" style:family="paragraph">
      <style:text-properties fo:font-weight="bold" style:font-weight-asian="bold"/>
    </style:style>
    <style:style style:name="P67" style:parent-style-name="Standard" style:family="paragraph">
      <style:paragraph-properties fo:margin-left="0.25in">
        <style:tab-stops/>
      </style:paragraph-properties>
    </style:style>
    <style:style style:name="T68" style:parent-style-name="DefaultParagraphFont" style:family="text">
      <style:text-properties fo:font-weight="bold" style:font-weight-asian="bold"/>
    </style:style>
    <style:style style:name="T69" style:parent-style-name="DefaultParagraphFont" style:family="text">
      <style:text-properties fo:color="#4472C4"/>
    </style:style>
    <style:style style:name="T70" style:parent-style-name="DefaultParagraphFont" style:family="text">
      <style:text-properties fo:color="#4472C4"/>
    </style:style>
    <style:style style:name="P71" style:parent-style-name="Standard" style:list-style-name="LFO1" style:family="paragraph">
      <style:text-properties fo:font-weight="bold" style:font-weight-asian="bold"/>
    </style:style>
    <style:style style:name="T72" style:parent-style-name="DefaultParagraphFont" style:family="text">
      <style:text-properties style:text-position="super 66.6%"/>
    </style:style>
  </office:automatic-styles>
  <office:body>
    <office:text text:use-soft-page-breaks="true">
      <text:p text:style-name="P1">Jong Park<text:tab/></text:p>
      <text:p text:style-name="Standard">CS 312 – System Architecture<text:tab/></text:p>
      <text:p text:style-name="Standard">HW 6 – Active Directory and DNS</text:p>
      <text:p text:style-name="Standard">May 13, 2019</text:p>
      <text:p text:style-name="Standard"/>
      <text:p text:style-name="P2">Linux Equivalents to Active Directory</text:p>
      <text:p text:style-name="P3">What are some possible equivalent services or<text:s/>implementations of the following Active Directory services that could be run on Linux:<text:s/>(20 points)<text:s/></text:p>
      <text:p text:style-name="P4"/>
      <text:list text:style-name="LFO2" text:continue-numbering="true">
        <text:list-item>
          <text:p text:style-name="P5"><text:span text:style-name="T6">Domain Services</text:span>: Tracks information about members of the domain, including computers and users, in various directories. Also defines access rights to the devices, files, and services on the domain (Hint: Look into LDAP).<text:s/></text:p>
        </text:list-item>
      </text:list>
      <text:p text:style-name="Standard"><text:span text:style-name="T7">Name</text:span>:<text:s/>OpenLDAP (Lightweight Directory Access Protocol).</text:p>
      <text:p text:style-name="Standard"><text:span text:style-name="T8">Advantage</text:span>:<text:s/>It’s free as beer,<text:s/>AND it’s free as speech. Microsoft AD will charge you a minimum of $1/user/month (exception of free tier).<text:s/><text:span text:style-name="T9">[1]</text:span></text:p>
      <text:p text:style-name="Standard"><text:span text:style-name="T10">Disadvantage</text:span>:<text:s/>Microsoft AD has a GUI tools to get you started as soon as you install it.<text:s/>Whereas OpenLDAP’s Directory Information Tree (DIT) will have to be hand configured.<text:s/>It also could be used as an advantage if you want to design the DIT in a way it could be different from AD or make it fit to the existing AD network.<text:s/><text:span text:style-name="T11">[2]</text:span></text:p>
      <text:p text:style-name="P12"/>
      <text:list text:style-name="LFO2" text:continue-numbering="true">
        <text:list-item>
          <text:p text:style-name="P13"><text:span text:style-name="T14">Certificate Services</text:span>: Generates and maintains a private/public key infrastructure.<text:s/></text:p>
        </text:list-item>
      </text:list>
      <text:p text:style-name="Standard"><text:span text:style-name="T15">Name</text:span>: Kerberos (Network Protocol, UDP port 88)<text:s/><text:span text:style-name="T16">[</text:span><text:span text:style-name="T17">3</text:span><text:span text:style-name="T18">]</text:span></text:p>
      <text:p text:style-name="Standard"><text:span text:style-name="T19">Description</text:span>:<text:s/>The protocol of the same name is used by both Windows and nix systems. However Windows does not use the program that was developed by MIT.<text:s/></text:p>
      <text:p text:style-name="Standard"><text:span text:style-name="T20">Advantage</text:span>:<text:s/>It requires a user account, user clients and services on the server to all have trusted relationship to the Kerberos token server. Which means, unknown/untrusted clients without a user account will be denied.<text:s/></text:p>
      <text:p text:style-name="Standard"><text:span text:style-name="T21">Disadvantage</text:span>:<text:s/>The authentication is limited by how many users the server can handle. Each server can use a different administration protocol and depending on the size of the network, the protocol will not be compatible between networks.<text:s/></text:p>
      <text:p text:style-name="P22"/>
      <text:list text:style-name="LFO2" text:continue-numbering="true">
        <text:list-item>
          <text:p text:style-name="P23"><text:span text:style-name="T24">Federation Services</text:span>: Also known as Single-Sign-On, or SSO, this allows authenticating in just one place, and having access to all resources across the domain and with other connected services,<text:s/>domains, or technologies (websites, other domains, etc.). For example, your ONID access is federated across Google, OSU infrastructure, your Box account, etc.<text:s/></text:p>
        </text:list-item>
      </text:list>
      <text:p text:style-name="Standard"><text:span text:style-name="T25">Name</text:span>: Distributed Access Control System (DACS)</text:p>
      <text:p text:style-name="Standard"><text:span text:style-name="T26">Description</text:span>: “DACS is a light-weight SSO and attribute-based access control system for web servers and server-based software.” It runs on FreeBSD, Linux, and macOS. <text:s/><text:span text:style-name="T27">[</text:span><text:span text:style-name="T28">4</text:span><text:span text:style-name="T29">]</text:span></text:p>
      <text:p text:style-name="Standard"><text:span text:style-name="T30">Advantage</text:span>: Open-source. Lots of functionalities are available as web-based API as well as command-line interfaces. “User passwords, imported user account names, and other potentially sensitive information are either not stored by DACS or are stored in encrypted form.”<text:s/><text:span text:style-name="T31">[</text:span><text:span text:style-name="T32">5</text:span><text:span text:style-name="T33">]</text:span><text:s/>It could be used with both LDAP and<text:s/>Microsoft AD account.<text:s/></text:p>
      <text:p text:style-name="Standard"><text:span text:style-name="T34">Disadvantage</text:span>:<text:s/>As far as I could tell, there are not much drawbacks of DACS.</text:p>
      <text:p text:style-name="P35"/>
      <text:soft-page-break/>
      <text:list text:style-name="LFO2" text:continue-numbering="true">
        <text:list-item>
          <text:p text:style-name="P36"><text:span text:style-name="T37">Rights Management Services</text:span>: Encrypted file management and access services.<text:s/></text:p>
        </text:list-item>
      </text:list>
      <text:p text:style-name="Standard"><text:span text:style-name="T38">Name</text:span>:<text:s/>JumpCloud Directory-as-a-Service<text:s/><text:span text:style-name="T39">[</text:span><text:span text:style-name="T40">6</text:span><text:span text:style-name="T41">]</text:span></text:p>
      <text:p text:style-name="Standard"><text:span text:style-name="T42">Advant</text:span><text:span text:style-name="T43">age</text:span>:<text:s/>It is cross compatible with all systems and it could be used with both physical and cloud servers (AWS, GSP) as well as legacy web-based applications (JIRA, Sales force). It even has support for Dropbox, NAS and Samba file servers. It could be used wired and wireless since it is a service.<text:s/></text:p>
      <text:p text:style-name="Standard"><text:span text:style-name="T44">Disadvantage</text:span>:<text:s/>Since it is a service, free tier only supports 10 users. This is a great service for small businesses but when the business or network grows, you will have to<text:s/>use the paid version of $3/user/month or pro version of $9/month that have full cross compatibility of all systems described above.<text:s/><text:span text:style-name="T45">[7]</text:span></text:p>
      <text:p text:style-name="P46"/>
      <text:p text:style-name="P47">DNS Questions</text:p>
      <text:list text:style-name="LFO1" text:continue-numbering="true">
        <text:list-item>
          <text:p text:style-name="P48">What is a DNS A record? Give an example of one. (5 points)<text:s/></text:p>
        </text:list-item>
      </text:list>
      <text:p text:style-name="P49">DNS A record (Address Record)<text:s/><text:tab/>points a domain or subdomain to an IP address. It<text:span text:style-name="T50"><text:s/>is used to poin</text:span><text:span text:style-name="T51">t a logical domain. For example, “google.com” is pointed to their hosting server “216.58.194.206 (SFO server)” and “localhost” will be directed to “127.0.0.1.”<text:s/></text:span><text:span text:style-name="T52">[8</text:span><text:span text:style-name="T53">]</text:span></text:p>
      <text:p text:style-name="P54"/>
      <text:list text:style-name="LFO1" text:continue-numbering="true">
        <text:list-item>
          <text:p text:style-name="P55">What is a DNS SRV record? Give an example of one. (5 points)<text:s/></text:p>
        </text:list-item>
      </text:list>
      <text:p text:style-name="P56">DNS Service record (SRV<text:s/>record) is a specification of data in DNS to define location (the hostname &amp; its port number) of servers for specified services. Session Initiation Protocol (SIP) and Extensible Messaging and Presence Protocol (XMPP) are some of the protocol that requires<text:s/>SRV support. The example of a SRV record in text format is:</text:p>
      <text:p text:style-name="P57"><text:span text:style-name="T58"><text:tab/>_sip._tcp.example.com. 86400 IN SRV 0 5 5060 sipserver.example.com.</text:span><text:s/></text:p>
      <text:p text:style-name="P59">It means SIP protocol services is using TCP protocol to points to<text:s/><text:span text:style-name="T60">sipserver.example.com<text:s/></text:span>with port 5060. The priority given is<text:s/>0 with 5<text:span text:style-name="T61">th</text:span><text:s/>weight in case of multiple 0 priorities.<text:span text:style-name="T62"><text:s/>[</text:span><text:span text:style-name="T63">9</text:span><text:span text:style-name="T64">]</text:span></text:p>
      <text:p text:style-name="P65"/>
      <text:list text:style-name="LFO1" text:continue-numbering="true">
        <text:list-item>
          <text:p text:style-name="P66">What is the difference between a forward and reverse lookup DNS query? What special kind of DNS record is required to make this work? (5 points)<text:s/></text:p>
        </text:list-item>
      </text:list>
      <text:p text:style-name="P67">Forward DNS lookup is using Internet domain name (google.com) to find an IP address (172.217.14.238 (Seattle server)). Reverse lookup is the opposite, using IP address to find a domain name. A<text:s/><text:span text:style-name="T68">routing table</text:span><text:s/>in the DNS server or router looks up the IP address of the address (URL) entered in the browser by the<text:s/>user.<text:s/><text:span text:style-name="T69">[10</text:span><text:span text:style-name="T70">]</text:span></text:p>
      <text:p text:style-name="ListParagraph"/>
      <text:list text:style-name="LFO1" text:continue-numbering="true">
        <text:list-item>
          <text:p text:style-name="P71">Instead of using .local at the end of a domain name, like we’ve done in our reference server (cs312domain.local), the recommendation is that a true domain name be used, instead, with a real top-level-domain name.<text:s/>(5 points)</text:p>
        </text:list-item>
      </text:list>
      <text:p text:style-name="Normal">In order to run a domain, you need a server that<text:s/>can<text:s/>stores all the data of the domain and the server should be mapped to a static IP address so that it could be assigned a domain name.<text:s/>The advantage of that would be that you are not borrowing a server from some 3<text:span text:style-name="T72">rd</text:span><text:s/>party server storage and can avoid fees. However, with that money you’re saving, you’re also paying with the electricity and service.<text:s/>If your website gets a DDoS or (just really popular like facebook), you it would limit the connection to number of wires running to the server x amount of Gbps it could handle per wire. <text:s/></text:p>
      <text:p text:style-name="Standard"/>
      <text:p text:style-name="Standard"/>
      <text:soft-page-break/>
      <text:p text:style-name="Standard">Sources:</text:p>
      <text:p text:style-name="Standard">[1]<text:s/><text:a xlink:href="https://azure.microsoft.com/en-us/pricing/details/active-directory/" office:target-frame-name="_top" xlink:show="replace"><text:span text:style-name="Hyperlink">https://azure.microsoft.com/en-us/pricing/details/active-directory/</text:span></text:a></text:p>
      <text:p text:style-name="Standard">[2]<text:s/><text:a xlink:href="https://stackoverflow.com/questions/997424/active-directory-vs-openldap" office:target-frame-name="_top" xlink:show="replace"><text:span text:style-name="Hyperlink">https://stackoverflow.com/questions/997424/active-directory-vs-openldap</text:span></text:a></text:p>
      <text:p text:style-name="Standard">[3]<text:s/><text:a xlink:href="https://www.wikiwand.com/en/Kerberos_(protocol)" office:target-frame-name="_top" xlink:show="replace"><text:span text:style-name="Hyperlink">https://www.wikiwand.com/en/Kerberos_(protocol)</text:span></text:a></text:p>
      <text:p text:style-name="Standard">[4]<text:s/><text:a xlink:href="https://www.wikiwand.com/en/Distributed_Access_Control_System" office:target-frame-name="_top" xlink:show="replace"><text:span text:style-name="Hyperlink">https://www.wikiwand.com/en/Distributed_Access_Control_System</text:span></text:a><text:span text:style-name="Hyperlink"><text:s/></text:span></text:p>
      <text:p text:style-name="Standard">[5]<text:s/><text:a xlink:href="https://dacs.dss.ca/exec-overview.html" office:target-frame-name="_top" xlink:show="replace"><text:span text:style-name="Hyperlink">https://dacs.dss.ca/exec-overview.html</text:span></text:a></text:p>
      <text:p text:style-name="Standard">[6]<text:s/><text:a xlink:href="https://jumpcloud.com/blog/cheaper-alternative-active-directory/" office:target-frame-name="_top" xlink:show="replace"><text:span text:style-name="Hyperlink">https://jumpcloud.com/blog/cheaper-alternative-active-directory/</text:span></text:a></text:p>
      <text:p text:style-name="Standard">[7]<text:s/><text:a xlink:href="https://jumpcloud.com/pricing/" office:target-frame-name="_top" xlink:show="replace"><text:span text:style-name="Hyperlink">https://jumpcloud.com/pricing/</text:span></text:a></text:p>
      <text:p text:style-name="Standard">[8]<text:s/><text:a xlink:href="https://my.bluehost.com/hosting/help/whats-an-a-record" office:target-frame-name="_top" xlink:show="replace"><text:span text:style-name="Hyperlink">https://my.bluehost.com/hosting/help/whats-an-a-record</text:span></text:a></text:p>
      <text:p text:style-name="Standard">[9]<text:s/><text:a xlink:href="https://www.wikiwand.com/en/SRV_record" office:target-frame-name="_top" xlink:show="replace"><text:span text:style-name="Hyperlink">https://www.wikiwand.com/en/SRV_record</text:span></text:a></text:p>
      <text:p text:style-name="Standard">[10]<text:s/><text:a xlink:href="https://searchnetworking.techtarget.com/definition/Forward-DNS-lookup" office:target-frame-name="_top" xlink:show="replace"><text:span text:style-name="Hyperlink">https://searchnetworking.techtarget.com/definition/Forward-DNS-lookup</text:span></text:a></text:p>
      <text:p text:style-name="Standard"/>
      <text:p text:style-name="Standard"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맑은 고딕" svg:font-family="맑은 고딕" style:font-family-generic="modern" style:font-pitch="variable" svg:panose-1="2 11 5 3 2 0 0 2 0 4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맑은 고딕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Date" style:display-name="Date" style:family="paragraph" style:parent-style-name="Normal" style:next-style-name="Normal">
      <style:text-properties style:font-name-complex="Mangal" style:font-size-complex="10.5pt" fo:hyphenate="false"/>
    </style:style>
    <style:style style:name="DateChar" style:display-name="Date Char" style:family="text" style:parent-style-name="DefaultParagraphFont">
      <style:text-properties style:font-name-complex="Mangal" style:font-size-complex="10.5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TMLPreformatted" style:display-name="HTML Preformatted" style:family="paragraph" style:parent-style-name="Normal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ko" style:country-asian="KR" style:language-complex="ar" style:country-complex="SA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ko" style:country-asian="KR" style:language-complex="ar" style:country-complex="SA"/>
    </style:style>
    <style:style style:name="HTMLTypewriter" style:display-name="HTML Typewrite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.1812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ng Park</dc:creator>
    <meta:creation-date>2019-05-06T12:01:00Z</meta:creation-date>
    <dc:date>2019-05-15T06:41:00Z</dc:date>
    <meta:print-date>2019-05-15T06:40:00Z</meta:print-date>
    <meta:template xlink:href="Normal.dotm" xlink:type="simple"/>
    <meta:editing-cycles>53</meta:editing-cycles>
    <meta:editing-duration>PT52980S</meta:editing-duration>
    <meta:document-statistic meta:page-count="3" meta:paragraph-count="14" meta:word-count="1055" meta:character-count="7055" meta:row-count="50" meta:non-whitespace-character-count="6014"/>
  </office:meta>
</office:document-meta>
</file>